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officeooo:paragraph-rsid="0011b12f"/>
    </style:style>
    <style:style style:name="P2" style:family="paragraph" style:parent-style-name="Standard">
      <style:text-properties officeooo:rsid="0018d182" officeooo:paragraph-rsid="0011b12f"/>
    </style:style>
    <style:style style:name="P3" style:family="paragraph" style:parent-style-name="Standard">
      <style:text-properties officeooo:rsid="0019b5d5" officeooo:paragraph-rsid="0019b5d5"/>
    </style:style>
    <style:style style:name="T1" style:family="text">
      <style:text-properties officeooo:rsid="0011b12f"/>
    </style:style>
    <style:style style:name="T2" style:family="text">
      <style:text-properties officeooo:rsid="0016d02b"/>
    </style:style>
    <style:style style:name="T3" style:family="text">
      <style:text-properties officeooo:rsid="001ac07a"/>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lbert Einstein once said - </text:span>“The unleashed power of the atom has changed everything except our thinking. Thus, we are drifting toward catastrophe beyond conception. We shall require a substantially new manner of thinking if mankind is to survive.” - apparently<text:span text:style-name="T2"> he was right because there have been more than 30 accidents in nuclear power plants that have effected wide parts of the world</text:span>. <text:span text:style-name="T1"><text:s/>The First time a nuclear reactor produced electricity was in 1948. Today there are 441 active nuclear power plants worldwide providing 11 percent of the world’s electricity production. At least 13 countries rely on nuclear power to provide one quarter or more of their power. Although scientist’s have been researching for more than 60 years, these power plants are still expensive, the nuclear material is not safe and there is a great possibility of accidents. </text:span></text:p>
      <text:p text:style-name="P1"/>
      <text:p text:style-name="P3">Taking all these facts into account, there has to be a better solution for energy production. Nuclear power is far to expensive, dangerous and error prone to be the main source of power in the future. <text:span text:style-name="T3">Instead of pouring all the energy and money into advancing nuclear power the world should develop different types of energy to replace nuclear power plants. </text:span></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JP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11:55:12.722325262</meta:creation-date>
    <dc:date>2017-10-30T12:29:40.585915121</dc:date>
    <meta:editing-duration>PT24M13S</meta:editing-duration>
    <meta:editing-cycles>9</meta:editing-cycles>
    <meta:generator>LibreOffice/5.1.6.2$Linux_X86_64 LibreOffice_project/10m0$Build-2</meta:generator>
    <meta:document-statistic meta:table-count="0" meta:image-count="0" meta:object-count="0" meta:page-count="1" meta:paragraph-count="2" meta:word-count="200" meta:character-count="1211" meta:non-whitespace-character-count="1010"/>
  </office:meta>
</office:document-meta>
</file>